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2.378cm" style:rel-column-width="1348*"/>
    </style:style>
    <style:style style:name="Tabla1.B" style:family="table-column">
      <style:table-column-properties style:column-width="14.621cm" style:rel-column-width="8289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style:font-name="Arial1" fo:font-size="18pt" style:font-size-asian="18pt" style:font-name-complex="Arial1" style:font-size-complex="18pt"/>
    </style:style>
    <style:style style:name="T2" style:family="text">
      <style:text-properties style:font-name="Arial1" fo:font-size="18pt" fo:font-weight="bold" style:font-size-asian="18pt" style:font-weight-asian="bold" style:font-name-complex="Arial1" style:font-size-complex="18pt" style:font-weight-complex="bold"/>
    </style:style>
    <style:style style:name="T3" style:family="text">
      <style:text-properties style:font-name="Arial" fo:font-size="18pt" style:font-size-asian="18pt" style:font-name-complex="Arial1" style:font-size-complex="1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“</text:span><text:span text:style-name="T3">Utilización de Software Libre a través de la capacitación y distribución</text:span><text:span text:style-name="T1">”, </text:span><text:span text:style-name="T2">“AIKUAA PORA”</text:span></text:p>
      <text:p text:style-name="Standard"/>
      <text:p text:style-name="Standard"/>
      <text:p text:style-name="P2">Contenido programático distribuido en clases:</text:p>
      <text:p text:style-name="Standard"/>
      <text:p text:style-name="Standard">El curso consta de módulos, los cuales están divididos en unidades. Esta últimas están distribuidas en clases, cada una de las cuales tendrá una duración de 4 horas reloj. A continuación se detalla cada una de las clases: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Clase 1</text:p>
          </table:table-cell>
          <table:table-cell table:style-name="Tabla1.B1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3">Clase 2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3">Clase 3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3">Clase 4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3">Clase 5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3">Clase 6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3">Clase 7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3">Clase 8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3">Clase 9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3">Clase 10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3">Clase 11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3">Clase 12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3">Clase 13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3">Clase 14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3">Clase 15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3">Clase 16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3">Clase 17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3">Clase 18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3">Clase 19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3">Clase 20</text:p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s" fo:country="PY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s" fo:country="PY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7-12-08T10:19:31</meta:creation-date>
    <dc:creator>Germán Hüttemann Arza</dc:creator>
    <dc:date>2008-01-28T18:41:08</dc:date>
    <meta:editing-cycles>57</meta:editing-cycles>
    <meta:editing-duration>PT1H18M2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3" meta:word-count="97" meta:character-count="515"/>
  </office:meta>
</office:document-meta>
</file>